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78000000293E305F4EA5521E053.png" manifest:media-type="image/png"/>
  <manifest:file-entry manifest:full-path="Pictures/10000000000003A800000141D3122A154EA1D479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10 Pitch" svg:font-family="'Courier 10 Pitch'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DejaVu Sans8" svg:font-family="'DejaVu Sans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9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pr1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5.31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12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title">
      <style:graphic-properties draw:auto-grow-height="true" fo:min-height="2.868cm"/>
    </style:style>
    <style:style style:name="pr5" style:family="presentation" style:parent-style-name="Default-outline1">
      <style:graphic-properties draw:fill-color="#ffffff" draw:auto-grow-height="true" fo:min-height="14.969cm"/>
    </style:style>
    <style:style style:name="pr6" style:family="presentation" style:parent-style-name="Default-notes">
      <style:graphic-properties draw:fill-color="#ffffff" fo:min-height="11.996cm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>
      <style:graphic-properties fo:min-height="12.95cm"/>
    </style:style>
    <style:style style:name="pr9" style:family="presentation" style:parent-style-name="Default-outline1">
      <style:graphic-properties fo:min-height="13.063cm"/>
    </style:style>
    <style:style style:name="pr10" style:family="presentation" style:parent-style-name="Default-notes">
      <style:graphic-properties draw:fill-color="#ffffff" fo:min-height="11.746cm"/>
    </style:style>
    <style:style style:name="pr11" style:family="presentation" style:parent-style-name="Default-outline1">
      <style:graphic-properties fo:min-height="13.526cm"/>
    </style:style>
    <style:style style:name="pr12" style:family="presentation" style:parent-style-name="Default-outline1">
      <style:graphic-properties fo:min-height="15.088cm"/>
    </style:style>
    <style:style style:name="pr13" style:family="presentation" style:parent-style-name="Default-outline1">
      <style:graphic-properties fo:min-height="13.267cm"/>
    </style:style>
    <style:style style:name="pr14" style:family="presentation" style:parent-style-name="Default-outline1">
      <style:graphic-properties fo:min-height="14.884cm"/>
    </style:style>
    <style:style style:name="pr15" style:family="presentation" style:parent-style-name="Default-outline1">
      <style:graphic-properties fo:min-height="14.415cm"/>
    </style:style>
    <style:style style:name="pr16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4.634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style:font-name="FreeMono1" fo:font-size="24pt" style:font-size-asian="24pt" style:font-size-complex="24pt"/>
    </style:style>
    <style:style style:name="P4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000000" style:font-name="DejaVu Sans3" fo:font-size="40pt" fo:text-shadow="1pt 1pt" fo:font-weight="bold" style:font-size-asian="40pt" style:font-weight-asian="bold" style:font-size-complex="40pt" style:font-weight-complex="bold"/>
    </style:style>
    <style:style style:name="P6" style:family="paragraph">
      <loext:graphic-properties draw:fill="solid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fo:line-height="69%" fo:text-indent="0cm" style:punctuation-wrap="hanging" style:line-break="strict" style:writing-mode="lr-tb"/>
    </style:style>
    <style:style style:name="P9" style:family="paragraph">
      <style:paragraph-properties fo:margin-top="0cm" fo:margin-bottom="0cm" fo:line-height="120%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20%" fo:text-indent="0cm"/>
      <style:text-properties fo:font-size="24pt" style:font-size-asian="24pt" style:font-size-complex="24pt"/>
    </style:style>
    <style:style style:name="P11" style:family="paragraph">
      <loext:graphic-properties draw:fill-color="#ffffff"/>
    </style:style>
    <style:style style:name="P12" style:family="paragraph">
      <style:paragraph-properties fo:line-height="100%"/>
    </style:style>
    <style:style style:name="P13" style:family="paragraph">
      <style:text-properties style:font-name="Courier 10 Pitch1"/>
    </style:style>
    <style:style style:name="P14" style:family="paragraph">
      <style:paragraph-properties fo:margin-left="0cm" fo:margin-right="0cm" fo:line-height="150%" fo:text-align="start" fo:text-indent="0cm"/>
    </style:style>
    <style:style style:name="P15" style:family="paragraph">
      <style:paragraph-properties fo:line-height="120%"/>
    </style:style>
    <style:style style:name="P16" style:family="paragraph">
      <style:paragraph-properties fo:margin-left="0cm" fo:margin-right="0cm" fo:margin-top="0.203cm" fo:margin-bottom="0.203cm" fo:line-height="150%" fo:text-align="start" fo:text-indent="0cm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margin-left="0cm" fo:margin-right="0cm" fo:margin-top="0.203cm" fo:margin-bottom="0.203cm" fo:line-height="87%" fo:text-align="start" fo:text-indent="0cm"/>
    </style:style>
    <style:style style:name="P19" style:family="paragraph">
      <style:paragraph-properties fo:line-height="87%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style:text-autospace="ideograph-alpha" style:writing-mode="lr-tb"/>
      <style:text-properties fo:hyphenate="false"/>
    </style:style>
    <style:style style:name="P22" style:family="paragraph">
      <style:text-properties style:font-name="Courier1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style:paragraph-properties fo:margin-left="0.762cm" fo:margin-right="0cm" fo:text-indent="0cm"/>
    </style:style>
    <style:style style:name="P25" style:family="paragraph">
      <style:paragraph-properties fo:margin-left="2.083cm" fo:margin-right="0cm" fo:text-indent="0cm"/>
    </style:style>
    <style:style style:name="P26" style:family="paragraph">
      <style:text-properties style:font-name="Courier1" fo:font-size="22pt" style:font-size-asian="22pt" style:font-size-complex="22pt"/>
    </style:style>
    <style:style style:name="P27" style:family="paragraph">
      <style:paragraph-properties fo:margin-top="0cm" fo:margin-bottom="0cm" fo:line-height="100%"/>
    </style:style>
    <style:style style:name="P28" style:family="paragraph">
      <style:text-properties fo:font-size="20pt" style:font-size-asian="20pt" style:font-size-complex="20pt"/>
    </style:style>
    <style:style style:name="T1" style:family="text">
      <style:text-properties fo:color="#ffffff" style:text-outline="false" style:text-line-through-style="none" style:text-line-through-type="none" style:text-position="0% 100%" style:font-name="DejaVu Sans3" fo:font-size="40pt" fo:language="en" fo:country="GB" fo:font-style="normal" fo:text-shadow="1pt 1pt" style:text-underline-style="none" fo:font-weight="bold" style:font-name-asian="Arial1" style:font-size-asian="40pt" style:language-asian="en" style:country-asian="US" style:font-style-asian="normal" style:font-weight-asian="bold" style:font-name-complex="Arial1" style:font-size-complex="40pt" style:font-style-complex="normal" style:font-weight-complex="bold" style:text-emphasize="none" style:font-relief="none"/>
    </style:style>
    <style:style style:name="T2" style:family="text">
      <style:text-properties style:font-name="FreeMono1" fo:font-size="36pt" style:font-size-asian="36pt" style:font-size-complex="36pt"/>
    </style:style>
    <style:style style:name="T3" style:family="text">
      <style:text-properties style:font-name="FreeMono1" fo:font-size="24pt" style:font-size-asian="24pt" style:font-size-complex="24pt"/>
    </style:style>
    <style:style style:name="T4" style:family="text">
      <style:text-properties fo:color="#000000" style:font-name="DejaVu Sans3" fo:font-size="40pt" fo:text-shadow="1pt 1pt" fo:font-weight="bold" style:font-size-asian="40pt" style:font-weight-asian="bold" style:font-size-complex="40pt" style:font-weight-complex="bold"/>
    </style:style>
    <style:style style:name="T5" style:family="text">
      <style:text-properties style:font-name="DejaVu Sans3"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style:font-name="DejaVu Sans3" fo:font-size="22pt" fo:font-style="normal" style:font-size-asian="22pt" style:font-size-complex="22pt"/>
    </style:style>
    <style:style style:name="T8" style:family="text">
      <style:text-properties fo:color="#000000" style:font-name="DejaVu Sans3" fo:font-size="22pt" style:font-size-asian="22pt" style:font-size-complex="22pt"/>
    </style:style>
    <style:style style:name="T9" style:family="text">
      <style:text-properties fo:color="#000000" style:font-name="DejaVu Sans3" fo:font-size="22pt" fo:font-style="normal" style:font-size-asian="20pt" style:font-size-complex="20pt"/>
    </style:style>
    <style:style style:name="T10" style:family="text">
      <style:text-properties fo:color="#000000" style:font-name="DejaVu Sans3" fo:font-size="22pt" style:font-size-asian="20pt" style:font-size-complex="20pt"/>
    </style:style>
    <style:style style:name="T11" style:family="text">
      <style:text-properties fo:color="#000000" style:font-name="DejaVu Sans3" fo:font-size="22pt" fo:font-style="normal" fo:font-weight="bold" style:font-size-asian="22pt" style:font-size-complex="22pt"/>
    </style:style>
    <style:style style:name="T12" style:family="text">
      <style:text-properties fo:color="#000000" style:font-name="DejaVu Sans3" fo:font-size="22pt" fo:font-weight="normal" style:font-size-asian="22pt" style:font-size-complex="22pt"/>
    </style:style>
    <style:style style:name="T13" style:family="text">
      <style:text-properties fo:color="#000000" style:font-name="DejaVu Sans3" fo:font-size="22pt" fo:font-weight="bold" style:font-size-asian="22pt" style:font-size-complex="22pt"/>
    </style:style>
    <style:style style:name="T14" style:family="text">
      <style:text-properties style:font-name="DejaVu Sans3" fo:font-size="32pt" style:font-size-asian="32pt" style:font-size-complex="32pt"/>
    </style:style>
    <style:style style:name="T15" style:family="text">
      <style:text-properties fo:color="#000000" style:font-name="DejaVu Sans3" fo:font-size="22pt" fo:font-style="normal" fo:font-weight="bold" style:font-size-asian="22pt" style:font-weight-asian="bold" style:font-size-complex="22pt" style:font-weight-complex="bold"/>
    </style:style>
    <style:style style:name="T16" style:family="text">
      <style:text-properties fo:color="#000000" style:font-name="DejaVu Sans3" fo:font-size="22pt" fo:font-style="normal" fo:font-weight="normal" style:font-size-asian="22pt" style:font-weight-asian="normal" style:font-size-complex="22pt" style:font-weight-complex="normal"/>
    </style:style>
    <style:style style:name="T17" style:family="text">
      <style:text-properties fo:color="#000000" style:font-name="DejaVu Sans3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style:font-name="DejaVu Sans3" fo:font-size="22pt" fo:font-style="italic" style:font-size-asian="22pt" style:font-style-asian="italic" style:font-size-complex="22pt" style:font-style-complex="italic"/>
    </style:style>
    <style:style style:name="T19" style:family="text">
      <style:text-properties fo:color="#000000" style:font-name="DejaVu Sans3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color="#000000" style:font-name="Courier 10 Pitch1" fo:font-size="22pt" fo:font-style="normal" style:font-size-asian="22pt" style:font-size-complex="22pt"/>
    </style:style>
    <style:style style:name="T21" style:family="text">
      <style:text-properties fo:color="#000000" style:font-name="Courier 10 Pitch1" fo:font-size="22pt" style:font-size-asian="22pt" style:font-size-complex="22pt"/>
    </style:style>
    <style:style style:name="T22" style:family="text">
      <style:text-properties fo:color="#000000" style:font-name="Courier 10 Pitch1" fo:font-size="22pt" fo:font-weight="normal" style:font-size-asian="22pt" style:font-weight-asian="normal" style:font-size-complex="22pt" style:font-weight-complex="normal"/>
    </style:style>
    <style:style style:name="T23" style:family="text">
      <style:text-properties style:font-name="DejaVu Sans3" fo:font-size="40pt" style:font-size-asian="40pt" style:font-size-complex="40pt"/>
    </style:style>
    <style:style style:name="T24" style:family="text">
      <style:text-properties fo:color="#000000" style:font-name="DejaVu Sans3" fo:font-size="22pt" fo:font-style="normal" fo:font-weight="normal" style:font-size-asian="22pt" style:font-size-complex="22pt"/>
    </style:style>
    <style:style style:name="T25" style:family="text">
      <style:text-properties fo:color="#000000" style:font-name="DejaVu Sans3" fo:font-size="18pt" fo:font-style="italic" style:font-size-asian="18pt" style:font-style-asian="italic" style:font-size-complex="18pt" style:font-style-complex="italic"/>
    </style:style>
    <style:style style:name="T26" style:family="text">
      <style:text-properties fo:color="#000000" style:font-name="DejaVu Sans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style:font-name="DejaVu Sans3" fo:font-size="22pt" fo:font-style="normal" style:font-size-asian="22pt" style:font-style-asian="normal" style:font-size-complex="22pt" style:font-style-complex="normal"/>
    </style:style>
    <style:style style:name="T28" style:family="text">
      <style:text-properties style:font-name="DejaVu Sans3" fo:font-size="22pt" fo:font-style="normal" fo:font-weight="bold" style:font-size-asian="22pt" style:font-style-asian="normal" style:font-size-complex="22pt" style:font-style-complex="normal"/>
    </style:style>
    <style:style style:name="T29" style:family="text">
      <style:text-properties style:font-name="DejaVu Sans3" fo:font-size="22pt" fo:font-style="normal" fo:font-weight="normal" style:font-size-asian="22pt" style:font-style-asian="normal" style:font-size-complex="22pt" style:font-style-complex="normal"/>
    </style:style>
    <style:style style:name="T30" style:family="text">
      <style:text-properties style:font-name="DejaVu Sans3" fo:font-size="32pt" style:font-size-asian="26pt" style:font-size-complex="26pt"/>
    </style:style>
    <style:style style:name="T31" style:family="text">
      <style:text-properties fo:color="#000000" style:font-name="DejaVu Sans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color="#000000" style:font-name="DejaVu Sans3" fo:font-size="26pt" fo:font-style="normal" fo:font-weight="bold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color="#000000" style:font-name="DejaVu Sans3" fo:font-size="26pt" fo:font-style="normal" style:font-size-asian="26pt" style:font-size-complex="26pt"/>
    </style:style>
    <style:style style:name="T34" style:family="text">
      <style:text-properties fo:color="#000000" style:font-name="DejaVu Sans3" fo:font-size="26pt" fo:font-style="italic" style:font-size-asian="26pt" style:font-size-complex="26pt"/>
    </style:style>
    <style:style style:name="T35" style:family="text">
      <style:text-properties fo:color="#000000" style:font-name="DejaVu Sans3" fo:font-size="26pt" fo:font-style="normal" fo:font-weight="bold" style:font-size-asian="26pt" style:font-weight-asian="bold" style:font-size-complex="26pt" style:font-weight-complex="bold"/>
    </style:style>
    <style:style style:name="T36" style:family="text">
      <style:text-properties fo:color="#000000" style:font-name="DejaVu Sans3" fo:font-size="26pt" fo:font-style="italic" style:font-size-asian="26pt" style:font-style-asian="italic" style:font-size-complex="26pt" style:font-style-complex="italic"/>
    </style:style>
    <style:style style:name="T37" style:family="text">
      <style:text-properties fo:color="#000000" style:font-name="DejaVu Sans3" fo:font-size="26pt" fo:font-style="normal" fo:font-weight="bold" style:font-size-asian="26pt" style:font-size-complex="26pt"/>
    </style:style>
    <style:style style:name="T38" style:family="text">
      <style:text-properties style:font-name="DejaVu Sans3" fo:font-size="26pt" style:font-size-asian="26pt" style:font-size-complex="26pt"/>
    </style:style>
    <style:style style:name="T39" style:family="text">
      <style:text-properties fo:color="#000000" style:font-name="DejaVu Sans3" fo:font-size="18pt" fo:font-style="italic" fo:font-weight="normal" style:font-size-asian="18pt" style:font-style-asian="italic" style:font-size-complex="18pt" style:font-style-complex="italic"/>
    </style:style>
    <style:style style:name="T40" style:family="text">
      <style:text-properties fo:color="#000000" style:font-name="DejaVu Sans3" fo:font-size="18pt" fo:font-style="italic" fo:font-weight="bold" style:font-size-asian="18pt" style:font-style-asian="italic" style:font-size-complex="18pt" style:font-style-complex="italic"/>
    </style:style>
    <style:style style:name="T41" style:family="text">
      <style:text-properties fo:color="#000000" style:font-name="DejaVu Sans3" fo:font-size="22pt" fo:font-style="normal" fo:font-weight="bold" style:font-size-asian="22pt" style:font-style-asian="normal" style:font-weight-asian="normal" style:font-size-complex="22pt" style:font-style-complex="normal" style:font-weight-complex="normal"/>
    </style:style>
    <style:style style:name="T42" style:family="text">
      <style:text-properties fo:color="#000000" style:font-name="DejaVu Sans3" fo:font-size="22pt" fo:font-style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DejaVu Sans3" fo:font-size="22pt" fo:font-weight="bold" style:font-size-asian="22pt" style:font-weight-asian="bold" style:font-size-complex="22pt" style:font-weight-complex="bold"/>
    </style:style>
    <style:style style:name="T44" style:family="text">
      <style:text-properties style:font-name="DejaVu Sans3" fo:font-size="22pt" fo:font-weight="normal" style:font-size-asian="22pt" style:font-size-complex="22pt"/>
    </style:style>
    <style:style style:name="T45" style:family="text">
      <style:text-properties style:font-name="DejaVu Sans3" fo:font-size="22pt" fo:font-weight="bold" style:font-size-asian="22pt" style:font-size-complex="22pt"/>
    </style:style>
    <style:style style:name="T46" style:family="text">
      <style:text-properties style:font-name="DejaVu Sans3" fo:font-size="22pt" fo:font-weight="normal" style:font-size-asian="22pt" style:font-weight-asian="normal" style:font-size-complex="22pt" style:font-weight-complex="normal"/>
    </style:style>
    <style:style style:name="T47" style:family="text">
      <style:text-properties fo:color="#000000"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8" style:family="text">
      <style:text-properties fo:color="#000000" style:font-name="Courier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9" style:family="text">
      <style:text-properties style:font-name="Courier1" fo:font-size="22pt" style:font-size-asian="22pt" style:font-size-complex="22pt"/>
    </style:style>
    <style:style style:name="T50" style:family="text">
      <style:text-properties style:font-name="Courier1" fo:font-size="22pt" fo:font-weight="bold" style:font-size-asian="22pt" style:font-weight-asian="bold" style:font-size-complex="22pt" style:font-weight-complex="bold"/>
    </style:style>
    <style:style style:name="T51" style:family="text">
      <style:text-properties style:font-name="Courier1" fo:font-size="22pt" fo:letter-spacing="normal" fo:language="en" fo:country="GB" fo:font-weight="bold" style:text-underline-mode="continuous" style:text-overline-mode="continuous" style:text-line-through-mode="continuous" style:letter-kerning="false" style:font-size-asian="22pt" style:language-asian="zxx" style:country-asian="none" style:font-weight-asian="bold" style:font-size-complex="22pt" style:language-complex="zxx" style:country-complex="none" style:font-weight-complex="bold" style:text-scale="100%" style:text-overline-style="none" style:text-overline-color="font-color"/>
    </style:style>
    <style:style style:name="T52" style:family="text">
      <style:text-properties fo:color="#000000" style:font-name="Courier 10 Pitch1" fo:font-size="26pt" fo:font-style="normal" fo:font-weight="bold" style:font-size-asian="22pt" style:font-style-asian="normal" style:font-size-complex="22pt" style:font-style-complex="normal"/>
    </style:style>
    <style:style style:name="T53" style:family="text">
      <style:text-properties fo:color="#000000" style:font-name="Courier 10 Pitch1" fo:font-size="26pt" fo:font-style="normal" fo:font-weight="normal" style:font-size-asian="22pt" style:font-style-asian="normal" style:font-size-complex="22pt" style:font-style-complex="normal"/>
    </style:style>
    <style:style style:name="T54" style:family="text">
      <style:text-properties fo:color="#000000" style:font-name="Courier 10 Pitch1" fo:font-size="26pt" fo:font-weight="normal"/>
    </style:style>
    <style:style style:name="T55" style:family="text">
      <style:text-properties fo:color="#000000" style:font-name="Courier 10 Pitch1" fo:font-size="26pt" fo:font-weight="bold"/>
    </style:style>
    <style:style style:name="T56" style:family="text">
      <style:text-properties fo:color="#000000" style:font-name="DejaVu Sans3" fo:font-size="26pt" fo:font-weight="bold" style:font-size-asian="24pt" style:font-size-complex="24pt"/>
    </style:style>
    <style:style style:name="T57" style:family="text">
      <style:text-properties fo:color="#000000" style:font-name="DejaVu Sans3" fo:font-size="26pt" fo:font-weight="normal"/>
    </style:style>
    <style:style style:name="T58" style:family="text">
      <style:text-properties fo:color="#000000" style:font-name="Courier1" fo:font-size="22pt" fo:font-style="normal" fo:font-weight="bold" style:font-size-asian="22pt" style:font-style-asian="normal" style:font-size-complex="22pt" style:font-style-complex="normal"/>
    </style:style>
    <style:style style:name="T59" style:family="text">
      <style:text-properties fo:color="#000000" style:font-name="Courier1" fo:font-size="22pt" fo:font-weight="normal" style:font-size-asian="22pt" style:font-weight-asian="normal" style:font-size-complex="22pt" style:font-weight-complex="normal"/>
    </style:style>
    <style:style style:name="T60" style:family="text">
      <style:text-properties fo:color="#000000" style:font-name="Courier1" fo:font-size="22pt" fo:font-weight="bold" style:font-size-asian="22pt" style:font-size-complex="22pt"/>
    </style:style>
    <style:style style:name="T61" style:family="text">
      <style:text-properties fo:color="#000000" style:font-name="Courier1" fo:font-size="22pt" fo:font-weight="bold" style:font-size-asian="22pt" style:font-weight-asian="bold" style:font-size-complex="22pt" style:font-weight-complex="bold"/>
    </style:style>
    <style:style style:name="T62" style:family="text">
      <style:text-properties fo:color="#000000" style:font-name="Courier1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63" style:family="text">
      <style:text-properties fo:color="#000000" style:font-name="Courier1" fo:font-size="22pt" fo:font-weight="normal" style:font-size-asian="22pt" style:font-size-complex="22pt"/>
    </style:style>
    <style:style style:name="T64" style:family="text">
      <style:text-properties fo:color="#000000" style:font-name="DejaVu Sans3" fo:font-size="22pt" fo:font-style="italic" fo:font-weight="normal" style:font-size-asian="22pt" style:font-style-asian="italic" style:font-size-complex="22pt" style:font-style-complex="italic"/>
    </style:style>
    <style:style style:name="T65" style:family="text">
      <style:text-properties fo:color="#000000"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6" style:family="text">
      <style:text-properties fo:color="#000000" style:font-name="Courier1" fo:font-size="20pt" fo:font-style="normal" fo:font-weight="normal" style:font-size-asian="20pt" style:font-style-asian="normal" style:font-weight-asian="bold" style:font-size-complex="20pt" style:font-style-complex="normal" style:font-weight-complex="bold"/>
    </style:style>
    <style:style style:name="T67" style:family="text">
      <style:text-properties fo:color="#000000" style:font-name="Courier1" fo:font-size="20pt" fo:font-weight="normal" style:font-size-asian="20pt" style:font-size-complex="20pt"/>
    </style:style>
    <style:style style:name="T68" style:family="text">
      <style:text-properties fo:color="#000000" style:font-name="Courier1" fo:font-size="20pt" fo:font-weight="bold" style:font-size-asian="20pt" style:font-size-complex="20pt"/>
    </style:style>
    <style:style style:name="T69" style:family="text">
      <style:text-properties fo:color="#b3b3b3" style:font-name="DejaVu Sans3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70" style:family="text">
      <style:text-properties fo:color="#999999" style:font-name="DejaVu Sans3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71" style:family="text">
      <style:text-properties fo:color="#999999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72" style:family="text">
      <style:text-properties fo:color="#999999" style:font-name="FreeMon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">
        <style:list-level-properties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1.27cm"/>
        <style:text-properties style:font-name="Wingdings2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2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3" draw:layer="layout" svg:width="22.4cm" svg:height="5.573cm" svg:x="5.08cm" svg:y="12.305cm" presentation:class="subtitle" presentation:user-transformed="true">
          <draw:text-box>
            <text:p text:style-name="P1"><text:span text:style-name="T1"/></text:p>
            <text:p text:style-name="P2"><text:span text:style-name="T2"/></text:p>
            <text:p text:style-name="P2"><text:span text:style-name="T3">ggg.instigate.training</text:span></text:p>
          </draw:text-box>
        </draw:frame>
        <draw:frame presentation:style-name="pr2" draw:text-style-name="P5" draw:layer="layout" svg:width="27.2cm" svg:height="3.382cm" svg:x="2.645cm" svg:y="11.858cm" presentation:class="title" presentation:user-transformed="true">
          <draw:text-box>
            <text:p text:style-name="P4"><text:span text:style-name="T4">BASH and Command Line Utilities</text:span></text:p>
          </draw:text-box>
        </draw:frame>
        <presentation:notes draw:style-name="dp2">
          <draw:custom-shape draw:style-name="gr1" draw:text-style-name="P6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8.749cm" svg:height="2.868cm" svg:x="1.6cm" svg:y="0.799cm" presentation:class="title" presentation:user-transformed="true">
          <draw:text-box>
            <text:p text:style-name="P8">Agenda</text:p>
          </draw:text-box>
        </draw:frame>
        <draw:frame presentation:style-name="pr5" draw:text-style-name="P10" draw:layer="layout" svg:width="30cm" svg:height="14.969cm" svg:x="1cm" svg:y="4.001cm" presentation:class="outline" presentation:user-transformed="true">
          <draw:text-box>
            <text:list text:style-name="L3">
              <text:list-item>
                <text:p text:style-name="P9"><text:span text:style-name="T5">What is Bash?</text:span></text:p>
              </text:list-item>
              <text:list-item>
                <text:p text:style-name="P9"><text:span text:style-name="T5">Useful links</text:span></text:p>
              </text:list-item>
              <text:list-item>
                <text:p text:style-name="P9"><text:span text:style-name="T5">Basic Bash and Linux commands</text:span></text:p>
              </text:list-item>
              <text:list-item>
                <text:p text:style-name="P9"><text:span text:style-name="T5">Meta Characters</text:span></text:p>
              </text:list-item>
              <text:list-item>
                <text:p text:style-name="P9"><text:span text:style-name="T5">Bash configuration files</text:span></text:p>
              </text:list-item>
              <text:list-item>
                <text:p text:style-name="P9"><text:span text:style-name="T5">Bash history</text:span></text:p>
              </text:list-item>
              <text:list-item>
                <text:p text:style-name="P9"><text:span text:style-name="T5">Variables</text:span></text:p>
              </text:list-item>
              <text:list-item>
                <text:p text:style-name="P9"><text:span text:style-name="T5">Arrays</text:span></text:p>
              </text:list-item>
              <text:list-item>
                <text:p text:style-name="P9"><text:span text:style-name="T5">Conditional statement</text:span></text:p>
              </text:list-item>
              <text:list-item>
                <text:p text:style-name="P9"><text:span text:style-name="T5">Loops</text:span></text:p>
              </text:list-item>
              <text:list-item>
                <text:p text:style-name="P9"><text:span text:style-name="T5">Functions</text:span></text:p>
              </text:list-item>
              <text:list-item>
                <text:p text:style-name="P9"><text:span text:style-name="T5">Arithmetic Operations</text:span></text:p>
              </text:list-item>
              <text:list-item>
                <text:p text:style-name="P9"><text:span text:style-name="T5">Processes </text:span></text:p>
              </text:list-item>
              <text:list-item>
                <text:p text:style-name="P9"><text:span text:style-name="T5">Scripting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2" presentation:class="page"/>
          <draw:frame presentation:style-name="pr6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271cm" svg:y="0.636cm" presentation:class="title" presentation:user-transformed="true">
          <draw:text-box>
            <text:p text:style-name="P8"><text:span text:style-name="T6">Useful links</text:span>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2"><text:span text:style-name="T5"><text:a xlink:href="http://tille.xalasys.com/training/bash/" xlink:type="simple">http://tille.xalasys.com/training/bash/</text:a></text:span><text:span text:style-name="T5"> <text:s/>- bash guide for beginners</text:span></text:p>
              </text:list-item>
              <text:list-item>
                <text:p text:style-name="P12"><text:span text:style-name="T5"><text:a xlink:href="http://www.hypexr.org/bash_tutorial.php" xlink:type="simple">http://www.hypexr.org/bash_tutorial.php</text:a></text:span><text:span text:style-name="T5"> - bash quick reference</text:span></text:p>
              </text:list-item>
              <text:list-item>
                <text:p text:style-name="P12"><text:span text:style-name="T5"><text:a xlink:href="http://www.ss64.com/bash" xlink:type="simple">http://www.ss64.com/bash</text:a></text:span><text:span text:style-name="T5"> - index of Linux bash command line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6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6cm" svg:y="0.925cm" presentation:class="title" presentation:user-transformed="true">
          <draw:text-box>
            <text:p text:style-name="P8"><text:span text:style-name="T6">What is Bash</text:span>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2"><text:span text:style-name="T7">BASH (Gnu Bourne-Again Shell) provides a command line interface for working on Linux system. 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6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6cm" svg:y="0.925cm" presentation:class="title" presentation:user-transformed="true">
          <draw:text-box>
            <text:p text:style-name="P8"><text:span text:style-name="T6">Bash commands and utilities</text:span></text:p>
          </draw:text-box>
        </draw:frame>
        <draw:frame presentation:style-name="pr8" draw:layer="layout" svg:width="30cm" svg:height="12.95cm" svg:x="1.115cm" svg:y="4.445cm" presentation:class="outline" presentation:user-transformed="true">
          <draw:text-box>
            <text:list text:style-name="L3">
              <text:list-item>
                <text:p><text:span text:style-name="T7">login</text:span></text:p>
              </text:list-item>
              <text:list-item>
                <text:p><text:span text:style-name="T8">exit</text:span></text:p>
              </text:list-item>
              <text:list-item>
                <text:p><text:span text:style-name="T8">chsh</text:span></text:p>
              </text:list-item>
              <text:list-item>
                <text:p><text:span text:style-name="T8">popd/pushd</text:span></text:p>
              </text:list-item>
              <text:list-item>
                <text:p><text:span text:style-name="T8">alias/unalias</text:span></text:p>
              </text:list-item>
              <text:list-item>
                <text:p><text:span text:style-name="T8">dirs</text:span></text:p>
              </text:list-item>
              <text:list-item>
                <text:p><text:span text:style-name="T8">history</text:span></text:p>
              </text:list-item>
              <text:list-item>
                <text:p><text:span text:style-name="T8">ps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6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8.749cm" svg:height="2.617cm" svg:x="1.6cm" svg:y="0.925cm" presentation:class="title" presentation:user-transformed="true">
          <draw:text-box>
            <text:p text:style-name="P8"><text:span text:style-name="T6">Bash commands and utilities</text:span></text:p>
          </draw:text-box>
        </draw:frame>
        <draw:frame presentation:style-name="pr8" draw:layer="layout" svg:width="30cm" svg:height="12.95cm" svg:x="1.115cm" svg:y="4.445cm" presentation:class="outline" presentation:user-transformed="true">
          <draw:text-box>
            <text:list text:style-name="L3">
              <text:list-item>
                <text:p text:style-name="P12"><text:span text:style-name="T9">kill</text:span></text:p>
              </text:list-item>
              <text:list-item>
                <text:p text:style-name="P12"><text:span text:style-name="T10">wait</text:span></text:p>
              </text:list-item>
              <text:list-item>
                <text:p text:style-name="P12"><text:span text:style-name="T10">sleep</text:span></text:p>
              </text:list-item>
              <text:list-item>
                <text:p text:style-name="P12"><text:span text:style-name="T10">shift</text:span></text:p>
              </text:list-item>
              <text:list-item>
                <text:p text:style-name="P12"><text:span text:style-name="T10">echo</text:span></text:p>
              </text:list-item>
              <text:list-item>
                <text:p text:style-name="P12"><text:span text:style-name="T10">return</text:span></text:p>
              </text:list-item>
              <text:list-item>
                <text:p text:style-name="P12"><text:span text:style-name="T10">declare</text:span></text:p>
              </text:list-item>
              <text:list-item>
                <text:p text:style-name="P12"><text:span text:style-name="T10">local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6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8.749cm" svg:height="2.617cm" svg:x="1.6cm" svg:y="0.925cm" presentation:class="title" presentation:user-transformed="true">
          <draw:text-box>
            <text:p text:style-name="P8"><text:span text:style-name="T6">Bash commands and utilities</text:span></text:p>
          </draw:text-box>
        </draw:frame>
        <draw:frame presentation:style-name="pr8" draw:layer="layout" svg:width="30cm" svg:height="12.95cm" svg:x="0.772cm" svg:y="4.456cm" presentation:class="outline" presentation:user-transformed="true">
          <draw:text-box>
            <text:list text:style-name="L3">
              <text:list-item>
                <text:p text:style-name="P12"><text:span text:style-name="T7">export</text:span></text:p>
              </text:list-item>
              <text:list-item>
                <text:p text:style-name="P12"><text:span text:style-name="T8">readonly</text:span></text:p>
              </text:list-item>
              <text:list-item>
                <text:p text:style-name="P12"><text:span text:style-name="T8">tee</text:span></text:p>
              </text:list-item>
              <text:list-item>
                <text:p text:style-name="P12"><text:span text:style-name="T8">jobs</text:span></text:p>
              </text:list-item>
              <text:list-item>
                <text:p text:style-name="P12"><text:span text:style-name="T8">select</text:span></text:p>
              </text:list-item>
              <text:list-item>
                <text:p text:style-name="P12"><text:span text:style-name="T8">set/unset</text:span></text:p>
              </text:list-item>
              <text:list-item>
                <text:p text:style-name="P12"><text:span text:style-name="T8">source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6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8.749cm" svg:height="2.617cm" svg:x="1.731cm" svg:y="0.558cm" presentation:class="title" presentation:user-transformed="true">
          <draw:text-box>
            <text:p text:style-name="P8"><text:span text:style-name="T6">Linux commands</text:span></text:p>
          </draw:text-box>
        </draw:frame>
        <draw:frame presentation:style-name="pr8" draw:layer="layout" svg:width="30cm" svg:height="12.95cm" svg:x="0.635cm" svg:y="4.445cm" presentation:class="outline" presentation:user-transformed="true">
          <draw:text-box>
            <text:list text:style-name="L3">
              <text:list-item>
                <text:p><text:span text:style-name="T7">help: </text:span><text:span text:style-name="T11">man</text:span><text:span text:style-name="T7"> (see also links), </text:span><text:span text:style-name="T11">info</text:span></text:p>
              </text:list-item>
              <text:list-item>
                <text:p><text:span text:style-name="T12">browsing</text:span><text:span text:style-name="T8">: </text:span><text:span text:style-name="T13">ls</text:span><text:span text:style-name="T8">, </text:span><text:span text:style-name="T13">df</text:span><text:span text:style-name="T8">, </text:span><text:span text:style-name="T13">du</text:span></text:p>
              </text:list-item>
              <text:list-item>
                <text:p><text:span text:style-name="T12">filesystem</text:span><text:span text:style-name="T8">: </text:span><text:span text:style-name="T13">mount</text:span></text:p>
              </text:list-item>
              <text:list-item>
                <text:p><text:span text:style-name="T12">file manipulation</text:span><text:span text:style-name="T8">: </text:span><text:span text:style-name="T13">ls</text:span><text:span text:style-name="T8">, </text:span><text:span text:style-name="T13">cp</text:span><text:span text:style-name="T8">, </text:span><text:span text:style-name="T13">mv</text:span><text:span text:style-name="T8">, </text:span><text:span text:style-name="T13">mkdir</text:span><text:span text:style-name="T8">, </text:span><text:span text:style-name="T13">rmdir</text:span><text:span text:style-name="T8">, </text:span><text:span text:style-name="T13">touch, ln</text:span></text:p>
              </text:list-item>
              <text:list-item>
                <text:p><text:span text:style-name="T12">process management</text:span><text:span text:style-name="T8">: </text:span><text:span text:style-name="T13">ps</text:span><text:span text:style-name="T8">, </text:span><text:span text:style-name="T13">kill</text:span><text:span text:style-name="T8">, </text:span><text:span text:style-name="T13">top</text:span><text:span text:style-name="T8">, </text:span><text:span text:style-name="T13">pstree</text:span><text:span text:style-name="T8">, </text:span><text:span text:style-name="T13">runlevel</text:span></text:p>
              </text:list-item>
              <text:list-item>
                <text:p><text:span text:style-name="T12">search</text:span><text:span text:style-name="T8">: </text:span><text:span text:style-name="T13">which</text:span><text:span text:style-name="T8">, </text:span><text:span text:style-name="T13">find</text:span><text:span text:style-name="T8">, </text:span><text:span text:style-name="T13">grep</text:span></text:p>
              </text:list-item>
              <text:list-item>
                <text:p><text:span text:style-name="T12">view/editing</text:span><text:span text:style-name="T8">: </text:span><text:span text:style-name="T13">vim</text:span><text:span text:style-name="T8">, </text:span><text:span text:style-name="T13">sed</text:span><text:span text:style-name="T8">, </text:span><text:span text:style-name="T13">diff</text:span><text:span text:style-name="T8">, </text:span><text:span text:style-name="T13">cat</text:span><text:span text:style-name="T8">, </text:span><text:span text:style-name="T13">more</text:span><text:span text:style-name="T8">, </text:span><text:span text:style-name="T13">wc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6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8.749cm" svg:height="2.617cm" svg:x="1.6cm" svg:y="0.925cm" presentation:class="title" presentation:user-transformed="true">
          <draw:text-box>
            <text:p text:style-name="P2"><text:span text:style-name="T14">Utility <text:s/>sed</text:span></text:p>
          </draw:text-box>
        </draw:frame>
        <draw:frame presentation:style-name="pr7" draw:layer="layout" svg:width="28.749cm" svg:height="2.617cm" svg:x="1.6cm" svg:y="0.925cm" presentation:class="title" presentation:user-transformed="true">
          <draw:text-box>
            <text:p text:style-name="P2"><text:span text:style-name="T14">Utility <text:s/>sed</text:span></text:p>
          </draw:text-box>
        </draw:frame>
        <draw:frame presentation:style-name="pr8" draw:layer="layout" svg:width="30cm" svg:height="12.95cm" svg:x="0.635cm" svg:y="4.195cm" presentation:class="outline" presentation:user-transformed="true">
          <draw:text-box>
            <text:list text:style-name="L3">
              <text:list-item>
                <text:p><text:span text:style-name="T7">[lines range]/p</text:span></text:p>
              </text:list-item>
              <text:list-item>
                <text:p><text:span text:style-name="T8">[lines range]/d</text:span></text:p>
              </text:list-item>
              <text:list-item>
                <text:p><text:span text:style-name="T8">s/pattern1/pattern2/</text:span></text:p>
              </text:list-item>
              <text:list-item>
                <text:p><text:span text:style-name="T8">[lines range]/s/pattern1/pattern2/</text:span></text:p>
              </text:list-item>
              <text:list-item>
                <text:p><text:span text:style-name="T8">g</text:span></text:p>
              </text:list-item>
              <text:list-item>
                <text:p><text:span text:style-name="T8">sed -n 1,p</text:span></text:p>
              </text:list-item>
              <text:list-item>
                <text:p><text:span text:style-name="T8">sed 's/^/ <text:s/>/' file1 &gt; file2</text:span></text:p>
              </text:list-item>
              <text:list-item>
                <text:p><text:span text:style-name="T8">sed “s/str1/str2/g” file1 &gt; file2</text:span></text:p>
              </text:list-item>
              <text:list-item>
                <text:p><text:span text:style-name="T8">sed “/str1/d” file1 &gt; file2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6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8.749cm" svg:height="2.617cm" svg:x="1.6cm" svg:y="0.925cm" presentation:class="title" presentation:user-transformed="true">
          <draw:text-box>
            <text:p text:style-name="P8"><text:span text:style-name="T6">Linux commands</text:span></text:p>
          </draw:text-box>
        </draw:frame>
        <draw:frame presentation:style-name="pr8" draw:layer="layout" svg:width="30cm" svg:height="12.95cm" svg:x="1.115cm" svg:y="4.445cm" presentation:class="outline" presentation:user-transformed="true">
          <draw:text-box>
            <text:list text:style-name="L3">
              <text:list-item>
                <text:p><text:span text:style-name="T7">help: </text:span><text:span text:style-name="T11">man</text:span><text:span text:style-name="T7"> (see also links), </text:span><text:span text:style-name="T11">info</text:span></text:p>
              </text:list-item>
              <text:list-item>
                <text:p><text:span text:style-name="T12">browsing</text:span><text:span text:style-name="T8">: </text:span><text:span text:style-name="T13">ls</text:span><text:span text:style-name="T8">, </text:span><text:span text:style-name="T13">df</text:span><text:span text:style-name="T8">, </text:span><text:span text:style-name="T13">du</text:span></text:p>
              </text:list-item>
              <text:list-item>
                <text:p><text:span text:style-name="T12">filesystem</text:span><text:span text:style-name="T8">: </text:span><text:span text:style-name="T13">mount</text:span></text:p>
              </text:list-item>
              <text:list-item>
                <text:p><text:span text:style-name="T12">file manipulation</text:span><text:span text:style-name="T8">: </text:span><text:span text:style-name="T13">ls</text:span><text:span text:style-name="T8">, </text:span><text:span text:style-name="T13">cp</text:span><text:span text:style-name="T8">, </text:span><text:span text:style-name="T13">mv</text:span><text:span text:style-name="T8">, </text:span><text:span text:style-name="T13">mkdir</text:span><text:span text:style-name="T8">, </text:span><text:span text:style-name="T13">rmdir</text:span><text:span text:style-name="T8">, </text:span><text:span text:style-name="T13">touch, ln</text:span></text:p>
              </text:list-item>
              <text:list-item>
                <text:p><text:span text:style-name="T12">process management</text:span><text:span text:style-name="T8">: </text:span><text:span text:style-name="T13">ps</text:span><text:span text:style-name="T8">, </text:span><text:span text:style-name="T13">kill</text:span><text:span text:style-name="T8">, </text:span><text:span text:style-name="T13">top</text:span><text:span text:style-name="T8">, </text:span><text:span text:style-name="T13">pstree</text:span><text:span text:style-name="T8">, </text:span><text:span text:style-name="T13">runlevel</text:span></text:p>
              </text:list-item>
              <text:list-item>
                <text:p><text:span text:style-name="T12">search</text:span><text:span text:style-name="T8">: </text:span><text:span text:style-name="T13">which</text:span><text:span text:style-name="T8">, </text:span><text:span text:style-name="T13">find</text:span><text:span text:style-name="T8">, </text:span><text:span text:style-name="T13">grep</text:span></text:p>
              </text:list-item>
              <text:list-item>
                <text:p><text:span text:style-name="T12">view/editing</text:span><text:span text:style-name="T8">: </text:span><text:span text:style-name="T13">vim</text:span><text:span text:style-name="T8">, </text:span><text:span text:style-name="T13">sed</text:span><text:span text:style-name="T8">, </text:span><text:span text:style-name="T13">diff</text:span><text:span text:style-name="T8">, </text:span><text:span text:style-name="T13">cat</text:span><text:span text:style-name="T8">, </text:span><text:span text:style-name="T13">more</text:span><text:span text:style-name="T8">, </text:span><text:span text:style-name="T13">wc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6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layer="layout" svg:width="28.749cm" svg:height="2.617cm" svg:x="1.582cm" svg:y="0.925cm" presentation:class="title" presentation:user-transformed="true">
          <draw:text-box>
            <text:p text:style-name="P2"><text:span text:style-name="T14">Metacharacters</text:span></text:p>
          </draw:text-box>
        </draw:frame>
        <draw:frame presentation:style-name="pr9" draw:layer="layout" svg:width="30cm" svg:height="13.063cm" svg:x="1cm" svg:y="4cm" presentation:class="outline" presentation:user-transformed="true">
          <draw:text-box>
            <text:list text:style-name="L3">
              <text:list-item>
                <text:p><text:span text:style-name="T15">&gt;</text:span><text:span text:style-name="T16"> </text:span><text:span text:style-name="T15">&gt;&gt;</text:span><text:span text:style-name="T16"> <text:s/></text:span><text:span text:style-name="T15">&lt;</text:span><text:span text:style-name="T16"> </text:span><text:span text:style-name="T15">&lt;&lt;</text:span><text:span text:style-name="T16"> - redirecting symbols</text:span></text:p>
              </text:list-item>
              <text:list-item>
                <text:p><text:span text:style-name="T17">*</text:span><text:span text:style-name="T8"> </text:span><text:span text:style-name="T17">?</text:span><text:span text:style-name="T8"> </text:span><text:span text:style-name="T17">[ ]</text:span><text:span text:style-name="T8"> </text:span><text:span text:style-name="T17">~</text:span><text:span text:style-name="T8"> </text:span><text:span text:style-name="T17">+</text:span><text:span text:style-name="T8"> </text:span><text:span text:style-name="T17">-</text:span><text:span text:style-name="T8"> </text:span><text:span text:style-name="T17">!</text:span><text:span text:style-name="T8"> - filename meta characters</text:span></text:p>
              </text:list-item>
              <text:list-item>
                <text:p><text:span text:style-name="T17">`</text:span><text:span text:style-name="T18">command </text:span><text:span text:style-name="T17">`</text:span><text:span text:style-name="T19"> - command substitution</text:span></text:p>
              </text:list-item>
              <text:list-item>
                <text:p><text:span text:style-name="T17">|</text:span><text:span text:style-name="T12"> - pipe</text:span></text:p>
              </text:list-item>
              <text:list-item>
                <text:p><text:span text:style-name="T17">;</text:span><text:span text:style-name="T12"> - command separator</text:span></text:p>
              </text:list-item>
              <text:list-item>
                <text:p><text:span text:style-name="T17">&amp;&amp;</text:span><text:span text:style-name="T19"> </text:span><text:span text:style-name="T17">||</text:span><text:span text:style-name="T19"> - logical operations</text:span></text:p>
              </text:list-item>
              <text:list-item>
                <text:p><text:span text:style-name="T17">( )</text:span><text:span text:style-name="T8"> - command grouping</text:span></text:p>
              </text:list-item>
              <text:list-item>
                <text:p><text:span text:style-name="T17">&amp;</text:span><text:span text:style-name="T8"> - background execution</text:span></text:p>
              </text:list-item>
              <text:list-item>
                <text:p><text:span text:style-name="T17">#</text:span><text:span text:style-name="T8"> - comment</text:span></text:p>
              </text:list-item>
              <text:list-item>
                <text:p><text:span text:style-name="T17">$</text:span><text:span text:style-name="T8"> - variable substitution</text:span></text:p>
              </text:list-item>
              <text:list-item>
                <text:p><text:span text:style-name="T17">“</text:span><text:span text:style-name="T8"> </text:span><text:span text:style-name="T17">'</text:span><text:span text:style-name="T8"> </text:span><text:span text:style-name="T17">\</text:span><text:span text:style-name="T8"> - used in quoting other characters 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1" presentation:class="page"/>
          <draw:frame presentation:style-name="pr6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8.749cm" svg:height="2.617cm" svg:x="1.582cm" svg:y="0.925cm" presentation:class="title" presentation:user-transformed="true">
          <draw:text-box>
            <text:p text:style-name="P2"><text:span text:style-name="T14">Metacharacters</text:span></text:p>
          </draw:text-box>
        </draw:frame>
        <draw:frame presentation:style-name="pr8" draw:text-style-name="P13" draw:layer="layout" svg:width="30cm" svg:height="12.95cm" svg:x="0.988cm" svg:y="4cm" presentation:class="outline" presentation:user-transformed="true">
          <draw:text-box>
            <text:list text:style-name="L3">
              <text:list-item>
                <text:p text:style-name="P12"><text:span text:style-name="T7">Example</text:span></text:p>
              </text:list-item>
            </text:list>
            <text:p text:style-name="P12"><text:span text:style-name="T20"/></text:p>
            <text:p text:style-name="P12"><text:span text:style-name="T20">date &gt; file</text:span></text:p>
            <text:p text:style-name="P12"><text:span text:style-name="T21">ls &gt;&gt; file </text:span></text:p>
            <text:p text:style-name="P12"><text:span text:style-name="T21">echo 5 * 6 = 30</text:span></text:p>
            <text:p text:style-name="P12"><text:span text:style-name="T21">(ls; date) &gt; file</text:span></text:p>
            <text:p text:style-name="P12"><text:span text:style-name="T21">echo `date`</text:span></text:p>
            <text:p text:style-name="P12"><text:span text:style-name="T21">ps -ae | grep bash</text:span></text:p>
            <text:p text:style-name="P12"><text:span text:style-name="T22">[ -f $file ] &amp;&amp; echo true</text:span></text:p>
            <text:p text:style-name="P12"><text:span text:style-name="T22">[ -f $file ] || echo fals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2" presentation:class="page"/>
          <draw:frame presentation:style-name="pr6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8.749cm" svg:height="2.617cm" svg:x="1.6cm" svg:y="0.925cm" presentation:class="title" presentation:user-transformed="true">
          <draw:text-box>
            <text:p text:style-name="P2"><text:span text:style-name="T23">Bash configuration file</text:span></text:p>
          </draw:text-box>
        </draw:frame>
        <draw:frame presentation:style-name="pr8" draw:layer="layout" svg:width="30cm" svg:height="12.95cm" svg:x="1.115cm" svg:y="4.195cm" presentation:class="outline" presentation:user-transformed="true">
          <draw:text-box>
            <text:list text:style-name="L3">
              <text:list-item>
                <text:p><text:span text:style-name="T16">“</text:span><text:span text:style-name="T16">.bash_profile” – the commands in it are executed by Bash every time the user logs in to the system.</text:span></text:p>
              </text:list-item>
              <text:list-item>
                <text:p><text:span text:style-name="T24">“</text:span><text:span text:style-name="T24">.bashrc” – the commands in it are executed by Bash every time the user starts a subshell.</text:span></text:p>
              </text:list-item>
              <text:list-item>
                <text:p><text:span text:style-name="T24">“</text:span><text:span text:style-name="T24">bash_logout” –</text:span><text:span text:style-name="T7"> the commands in it are executed by Bash every time a login shell exits.</text:span></text:p>
                <text:list>
                  <text:list-item>
                    <text:p><text:span text:style-name="T25">Note: these files are located in user's home directory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3" presentation:class="page"/>
          <draw:frame presentation:style-name="pr6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7" draw:layer="layout" svg:width="28.749cm" svg:height="2.617cm" svg:x="1.599cm" svg:y="0.924cm" presentation:class="title">
          <draw:text-box>
            <text:p text:style-name="P2"><text:span text:style-name="T14">Bash history</text:span></text:p>
          </draw:text-box>
        </draw:frame>
        <draw:frame presentation:style-name="pr8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4"><text:span text:style-name="T26">Entered commands are saved in '~/.bash_history' file.</text:span></text:p>
              </text:list-item>
              <text:list-item>
                <text:p text:style-name="P14"><text:span text:style-name="T27">Browse recently used commands by 'up/down' arrow.</text:span></text:p>
              </text:list-item>
              <text:list-item>
                <text:p text:style-name="P14"><text:span text:style-name="T27">Search for the entered command by 'Ctrl+R' <text:s/>text.</text:span></text:p>
              </text:list-item>
              <text:list-item>
                <text:p text:style-name="P14"><text:span text:style-name="T27">Get the last word of the previous command by '</text:span><text:span text:style-name="T28">!$</text:span><text:span text:style-name="T29">'.</text:span></text:p>
              </text:list-item>
              <text:list-item>
                <text:p text:style-name="P14"><text:span text:style-name="T27">Change the incorrect typed part of the long command by </text:span><text:span text:style-name="T29">'</text:span><text:span text:style-name="T28">^</text:span><text:span text:style-name="T29">mistake</text:span><text:span text:style-name="T28">^</text:span><text:span text:style-name="T29">correction'.</text:span><text:span text:style-name="T27"> </text:span></text:p>
              </text:list-item>
              <text:list-item>
                <text:p text:style-name="P14"><text:span text:style-name="T27">Execute the command number N by '</text:span><text:span text:style-name="T28">!</text:span><text:span text:style-name="T27">N'.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4" presentation:class="page"/>
          <draw:frame presentation:style-name="pr10" draw:text-style-name="P11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7" draw:layer="layout" svg:width="28.749cm" svg:height="2.617cm" svg:x="1.599cm" svg:y="0.924cm" presentation:class="title">
          <draw:text-box>
            <text:p text:style-name="P2"><text:span text:style-name="T30">Environment variables</text:span></text:p>
          </draw:text-box>
        </draw:frame>
        <draw:frame presentation:style-name="pr8" draw:text-style-name="P15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5"><text:span text:style-name="T31">Get the list of variables and their values by </text:span><text:span text:style-name="T32">'env'</text:span><text:span text:style-name="T31"> command.</text:span></text:p>
              </text:list-item>
              <text:list-item>
                <text:p text:style-name="P15"><text:span text:style-name="T33">Create variables</text:span></text:p>
                <text:list>
                  <text:list-item>
                    <text:p text:style-name="P15"><text:span text:style-name="T33"><text:s/></text:span><text:span text:style-name="T34">variable</text:span><text:span text:style-name="T33">=“</text:span><text:span text:style-name="T34">value</text:span><text:span text:style-name="T33">”.</text:span><text:span text:style-name="T33"><text:line-break/></text:span><text:span text:style-name="T33"> <text:s/>V</text:span><text:span text:style-name="T34">ariable </text:span><text:span text:style-name="T33">will be available in current shell only.</text:span></text:p>
                  </text:list-item>
                  <text:list-item>
                    <text:p text:style-name="P15"><text:span text:style-name="T33"><text:s/></text:span><text:span text:style-name="T35">local</text:span><text:span text:style-name="T33"> </text:span><text:span text:style-name="T36">variable</text:span><text:span text:style-name="T33">=“</text:span><text:span text:style-name="T34">value</text:span><text:span text:style-name="T33">”.</text:span><text:span text:style-name="T33"><text:line-break/></text:span><text:span text:style-name="T33"> <text:s/>V</text:span><text:span text:style-name="T34">ariable </text:span><text:span text:style-name="T33">will be available in current function only.</text:span></text:p>
                  </text:list-item>
                  <text:list-item>
                    <text:p text:style-name="P15"><text:span text:style-name="T33"><text:s/></text:span><text:span text:style-name="T37">export </text:span><text:span text:style-name="T34">variable</text:span><text:span text:style-name="T33">=“</text:span><text:span text:style-name="T34">value</text:span><text:span text:style-name="T33">”.</text:span><text:span text:style-name="T33"><text:line-break/></text:span><text:span text:style-name="T33"> <text:s/>V</text:span><text:span text:style-name="T34">ariable </text:span><text:span text:style-name="T33">will also be available in subshell.</text:span></text:p>
                    <text:list>
                      <text:list-item>
                        <text:p text:style-name="P15"><text:span text:style-name="T18">Note: putting spaces around the equal sign will cause an erro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5" presentation:class="page"/>
          <draw:frame presentation:style-name="pr10" draw:text-style-name="P11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7" draw:layer="layout" svg:width="28.749cm" svg:height="2.617cm" svg:x="1.599cm" svg:y="0.924cm" presentation:class="title">
          <draw:text-box>
            <text:p text:style-name="P2"><text:span text:style-name="T30">Reserved variables</text:span></text:p>
          </draw:text-box>
        </draw:frame>
        <draw:frame presentation:style-name="pr8" draw:text-style-name="P15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5"><text:span text:style-name="T33">HOME – current user's home directory</text:span></text:p>
              </text:list-item>
              <text:list-item>
                <text:p text:style-name="P15"><text:span text:style-name="T38">IFS – list of characters that separate fields</text:span></text:p>
              </text:list-item>
              <text:list-item>
                <text:p text:style-name="P15"><text:span text:style-name="T38">PATH – colon-separated list of directories in which the shell looks for commands</text:span></text:p>
              </text:list-item>
              <text:list-item>
                <text:p text:style-name="P15"><text:span text:style-name="T38">PS1 – the primary prompt string</text:span></text:p>
              </text:list-item>
              <text:list-item>
                <text:p text:style-name="P15"><text:span text:style-name="T38">USER – user name</text:span></text:p>
                <text:list>
                  <text:list-item>
                    <text:p text:style-name="P15"><text:span text:style-name="T25">Note: variable should be referred by name prefixing </text:span><text:span text:style-name="T39">'</text:span><text:span text:style-name="T40">$</text:span><text:span text:style-name="T39">' (e.g. <text:s/></text:span><text:span text:style-name="T40">echo $</text:span><text:span text:style-name="T39">variable)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6" presentation:class="page"/>
          <draw:frame presentation:style-name="pr10" draw:text-style-name="P11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7" draw:layer="layout" svg:width="28.749cm" svg:height="2.617cm" svg:x="1.599cm" svg:y="0.924cm" presentation:class="title">
          <draw:text-box>
            <text:p text:style-name="P2"><text:span text:style-name="T30">Special variables</text:span></text:p>
          </draw:text-box>
        </draw:frame>
        <draw:frame presentation:style-name="pr8" draw:text-style-name="P17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16"><text:span text:style-name="T41">$1</text:span><text:span text:style-name="T42">, </text:span><text:span text:style-name="T41">$2 </text:span><text:span text:style-name="T26">... - command line first, second, ... <text:s/>arguments.</text:span></text:p>
              </text:list-item>
              <text:list-item>
                <text:p text:style-name="P16"><text:span text:style-name="T43">$0</text:span><text:span text:style-name="T44"> is program itself</text:span></text:p>
              </text:list-item>
              <text:list-item>
                <text:p text:style-name="P16"><text:span text:style-name="T45">$@</text:span><text:span text:style-name="T44">, </text:span><text:span text:style-name="T45">$*</text:span><text:span text:style-name="T44"> - all command line variables</text:span></text:p>
              </text:list-item>
              <text:list-item>
                <text:p text:style-name="P16"><text:span text:style-name="T45">$#</text:span><text:span text:style-name="T44"> - number of command line arguments</text:span></text:p>
              </text:list-item>
              <text:list-item>
                <text:p text:style-name="P16"><text:span text:style-name="T45">$?</text:span><text:span text:style-name="T44"> - exit status of last command</text:span></text:p>
              </text:list-item>
              <text:list-item>
                <text:p text:style-name="P16"><text:span text:style-name="T43">$$</text:span><text:span text:style-name="T46"> - process ID (PID)</text:span></text:p>
              </text:list-item>
              <text:list-item>
                <text:p text:style-name="P16"><text:span text:style-name="T43">$!</text:span><text:span text:style-name="T46"> - Gets the last PID of the last background process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7" presentation:class="page"/>
          <draw:frame presentation:style-name="pr10" draw:text-style-name="P11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7" draw:layer="layout" svg:width="28.749cm" svg:height="2.617cm" svg:x="1.599cm" svg:y="0.924cm" presentation:class="title">
          <draw:text-box>
            <text:p text:style-name="P2"><text:span text:style-name="T30">Arithmetic operations</text:span></text:p>
          </draw:text-box>
        </draw:frame>
        <draw:frame presentation:style-name="pr11" draw:layer="layout" svg:width="30cm" svg:height="13.526cm" svg:x="1cm" svg:y="4cm" presentation:class="outline" presentation:user-transformed="true">
          <draw:text-box>
            <text:list text:style-name="L3">
              <text:list-item>
                <text:p text:style-name="P18"><text:span text:style-name="T26">+ plus</text:span></text:p>
              </text:list-item>
              <text:list-item>
                <text:p text:style-name="P18"><text:span text:style-name="T19">- minus</text:span></text:p>
              </text:list-item>
              <text:list-item>
                <text:p text:style-name="P18"><text:span text:style-name="T19">* multiplication</text:span></text:p>
              </text:list-item>
              <text:list-item>
                <text:p text:style-name="P18"><text:span text:style-name="T19">/ division</text:span></text:p>
              </text:list-item>
              <text:list-item>
                <text:p text:style-name="P18"><text:span text:style-name="T19">** exponentiation</text:span></text:p>
              </text:list-item>
              <text:list-item>
                <text:p text:style-name="P18"><text:span text:style-name="T19">% (remainder)</text:span></text:p>
              </text:list-item>
              <text:list-item>
                <text:p text:style-name="P18"><text:span text:style-name="T19">+= “plus-equal” (increment variable by a constant)</text:span></text:p>
              </text:list-item>
              <text:list-item>
                <text:p text:style-name="P19"><text:span text:style-name="T19">-= “minus-equal” (decrement variable by a constant)</text:span></text:p>
              </text:list-item>
              <text:list-item>
                <text:p text:style-name="P19"><text:span text:style-name="T19">*= “times-equal” (multiply variable by a constant)</text:span></text:p>
              </text:list-item>
              <text:list-item>
                <text:p text:style-name="P19"><text:span text:style-name="T19">/= “slash-equal” (divide variable by a constant)</text:span></text:p>
              </text:list-item>
              <text:list-item>
                <text:p text:style-name="P19"><text:span text:style-name="T19">%= “remainder-equal” (divide variable by a constant)</text:span></text:p>
              </text:list-item>
              <text:list-item>
                <text:p text:style-name="P19"><text:span text:style-name="T19">(( )), let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8" presentation:class="page"/>
          <draw:frame presentation:style-name="pr10" draw:text-style-name="P11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presentation:style-name="pr7" draw:layer="layout" svg:width="28.749cm" svg:height="2.617cm" svg:x="1.599cm" svg:y="0.924cm" presentation:class="title">
          <draw:text-box>
            <text:p text:style-name="P2"><text:span text:style-name="T30">Arrays</text:span></text:p>
          </draw:text-box>
        </draw:frame>
        <draw:frame presentation:style-name="pr12" draw:text-style-name="P22" draw:layer="layout" svg:width="30cm" svg:height="15.088cm" svg:x="1cm" svg:y="4cm" presentation:class="outline" presentation:user-transformed="true">
          <draw:text-box>
            <text:p text:style-name="P20"><text:span text:style-name="T47">declare</text:span><text:span text:style-name="T48"> arr;</text:span></text:p>
            <text:p text:style-name="P20"><text:span text:style-name="T49">k=0;</text:span></text:p>
            <text:p text:style-name="P20"><text:span text:style-name="T50">for </text:span><text:span text:style-name="T49">j </text:span><text:span text:style-name="T50">in </text:span><text:span text:style-name="T49">`ls`; </text:span><text:span text:style-name="T50">do</text:span></text:p>
            <text:list text:style-name="L3">
              <text:list-item>
                <text:list>
                  <text:list-item>
                    <text:list>
                      <text:list-header>
                        <text:p text:style-name="P21"><text:span text:style-name="T51">if [ -f $j ]; then</text:span></text:p>
                      </text:list-header>
                    </text:list>
                  </text:list-item>
                </text:list>
              </text:list-item>
            </text:list>
            <text:p text:style-name="P20"><text:span text:style-name="T49"><text:s text:c="8"/></text:span><text:span text:style-name="T49"><text:tab/></text:span><text:span text:style-name="T49"><text:tab/></text:span><text:span text:style-name="T49">arr[$k]=$j;</text:span></text:p>
            <text:p text:style-name="P20"><text:span text:style-name="T49"><text:s text:c="8"/></text:span><text:span text:style-name="T49"><text:tab/></text:span><text:span text:style-name="T49"><text:tab/></text:span><text:span text:style-name="T49">((k++));</text:span></text:p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21"><text:span text:style-name="T51">fi</text:span></text:p>
                      </text:list-header>
                    </text:list>
                  </text:list-item>
                </text:list>
              </text:list-item>
            </text:list>
            <text:p text:style-name="P20"><text:span text:style-name="T50">done</text:span><text:span text:style-name="T49">;</text:span></text:p>
            <text:p text:style-name="P20"><text:span text:style-name="T49">i=0;</text:span></text:p>
            <text:p text:style-name="P20"><text:span text:style-name="T50">while</text:span><text:span text:style-name="T49"> </text:span><text:span text:style-name="T50">[ </text:span><text:span text:style-name="T49">$i </text:span><text:span text:style-name="T50">-lt </text:span><text:span text:style-name="T49">${#arr[*]} </text:span><text:span text:style-name="T50">]</text:span><text:span text:style-name="T49">; </text:span><text:span text:style-name="T50">do</text:span></text:p>
            <text:p text:style-name="P20"><text:span text:style-name="T49"><text:s text:c="8"/></text:span><text:span text:style-name="T50">echo </text:span><text:span text:style-name="T49">${arr[$i]};</text:span></text:p>
            <text:p text:style-name="P20"><text:span text:style-name="T49"><text:s text:c="8"/></text:span><text:span text:style-name="T49">((i++));</text:span></text:p>
            <text:p text:style-name="P20"><text:span text:style-name="T50">done</text:span><text:span text:style-name="T49">;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19" presentation:class="page"/>
          <draw:frame presentation:style-name="pr10" draw:text-style-name="P11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7" draw:text-style-name="P23" draw:layer="layout" svg:width="28.749cm" svg:height="2.617cm" svg:x="1.599cm" svg:y="0.924cm" presentation:class="title" presentation:user-transformed="true">
          <draw:text-box>
            <text:p text:style-name="P2"><text:span text:style-name="T14">Scripting: Conditional statement</text:span></text:p>
          </draw:text-box>
        </draw:frame>
        <draw:frame presentation:style-name="pr13" draw:text-style-name="P22" draw:layer="layout" svg:width="30cm" svg:height="13.267cm" svg:x="1cm" svg:y="4cm" presentation:class="outline" presentation:user-transformed="true">
          <draw:text-box>
            <text:p><text:span text:style-name="T52">if [ </text:span><text:span text:style-name="T53">condition1 </text:span><text:span text:style-name="T52">]</text:span><text:span text:style-name="T53">; then</text:span></text:p>
            <text:p><text:span text:style-name="T54">suite1;</text:span></text:p>
            <text:p><text:span text:style-name="T55">elif</text:span><text:span text:style-name="T54"> </text:span><text:span text:style-name="T55">[</text:span><text:span text:style-name="T54"> condition2 </text:span><text:span text:style-name="T55">]</text:span><text:span text:style-name="T54">; then</text:span></text:p>
            <text:p><text:span text:style-name="T54">suite2;</text:span></text:p>
            <text:p><text:span text:style-name="T55">else </text:span></text:p>
            <text:p><text:span text:style-name="T54">suite3;</text:span></text:p>
            <text:p><text:span text:style-name="T55">fi</text:span></text:p>
            <text:p><text:span text:style-name="T56"/></text:p>
            <text:p><text:span text:style-name="T57"/></text:p>
            <text:p><text:span text:style-name="T39">Note: the spaces around the conditions are compulsory.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0" presentation:class="page"/>
          <draw:frame presentation:style-name="pr10" draw:text-style-name="P11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7" draw:text-style-name="P23" draw:layer="layout" svg:width="28.749cm" svg:height="2.617cm" svg:x="1.599cm" svg:y="0.924cm" presentation:class="title" presentation:user-transformed="true">
          <draw:text-box>
            <text:p text:style-name="P2"><text:span text:style-name="T14">Scripting: Conditional statement</text:span></text:p>
          </draw:text-box>
        </draw:frame>
        <draw:frame presentation:style-name="pr8" draw:text-style-name="P26" draw:layer="layout" svg:width="30cm" svg:height="12.95cm" svg:x="1cm" svg:y="4cm" presentation:class="outline">
          <draw:text-box>
            <text:p text:style-name="P24"><text:span text:style-name="T48">expr</text:span><text:span text:style-name="T58"> ? </text:span><text:span text:style-name="T48">expr</text:span><text:span text:style-name="T58"> : </text:span><text:span text:style-name="T48">expr</text:span></text:p>
            <text:p text:style-name="P24"><text:span text:style-name="T59"/></text:p>
            <text:p text:style-name="P24"><text:span text:style-name="T60">case </text:span><text:span text:style-name="T59">variables </text:span><text:span text:style-name="T61">in</text:span></text:p>
            <text:p text:style-name="P25"><text:span text:style-name="T59">value1) suite1;;</text:span></text:p>
            <text:p text:style-name="P25"><text:span text:style-name="T59">value2) suite2;;</text:span></text:p>
            <text:p text:style-name="P25"><text:span text:style-name="T59">value3) suite3;;</text:span></text:p>
            <text:p text:style-name="P25"><text:span text:style-name="T59">*) suite;;</text:span></text:p>
            <text:p text:style-name="P24"><text:span text:style-name="T61">esac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1" presentation:class="page"/>
          <draw:frame presentation:style-name="pr10" draw:text-style-name="P11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7" draw:text-style-name="P23" draw:layer="layout" svg:width="28.749cm" svg:height="2.617cm" svg:x="1.599cm" svg:y="0.924cm" presentation:class="title">
          <draw:text-box>
            <text:p text:style-name="P2"><text:span text:style-name="T14">Scripting: Loops</text:span></text:p>
          </draw:text-box>
        </draw:frame>
        <draw:frame presentation:style-name="pr8" draw:text-style-name="P26" draw:layer="layout" svg:width="30cm" svg:height="12.95cm" svg:x="1cm" svg:y="4cm" presentation:class="outline">
          <draw:text-box>
            <text:p><text:span text:style-name="T47">for </text:span><text:span text:style-name="T62">variable </text:span><text:span text:style-name="T47">in </text:span><text:span text:style-name="T62">list; </text:span><text:span text:style-name="T47">do</text:span><text:span text:style-name="T62"> suite; </text:span><text:span text:style-name="T47">done</text:span></text:p>
            <text:p><text:span text:style-name="T60"/></text:p>
            <text:p><text:span text:style-name="T60">while</text:span><text:span text:style-name="T63"> condition; </text:span><text:span text:style-name="T60">do </text:span><text:span text:style-name="T63">suite; </text:span><text:span text:style-name="T60">done</text:span></text:p>
            <text:p><text:span text:style-name="T60"/></text:p>
            <text:p><text:span text:style-name="T60">until </text:span><text:span text:style-name="T63">condition; </text:span><text:span text:style-name="T60">do </text:span><text:span text:style-name="T63">suite; </text:span><text:span text:style-name="T60">don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2" presentation:class="page"/>
          <draw:frame presentation:style-name="pr10" draw:text-style-name="P11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7" draw:text-style-name="P23" draw:layer="layout" svg:width="28.749cm" svg:height="2.617cm" svg:x="1.599cm" svg:y="0.924cm" presentation:class="title">
          <draw:text-box>
            <text:p text:style-name="P2"><text:span text:style-name="T14">Scripting: Loops</text:span></text:p>
          </draw:text-box>
        </draw:frame>
        <draw:frame presentation:style-name="pr8" draw:text-style-name="P26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9"><text:span text:style-name="T64">Example:</text:span></text:p>
              </text:list-item>
            </text:list>
            <text:p text:style-name="P9"><text:span text:style-name="T64"/></text:p>
            <text:p><text:span text:style-name="T63">user=</text:span><text:span text:style-name="T60">`whoami`</text:span></text:p>
            <text:p><text:span text:style-name="T60">for</text:span><text:span text:style-name="T63"> j </text:span><text:span text:style-name="T60">in</text:span><text:span text:style-name="T63"> </text:span><text:span text:style-name="T60">`ls -a </text:span><text:span text:style-name="T63">"/home/</text:span><text:span text:style-name="T60">$</text:span><text:span text:style-name="T63">user"</text:span><text:span text:style-name="T60">`</text:span><text:span text:style-name="T63">;</text:span></text:p>
            <text:p><text:span text:style-name="T60">do</text:span></text:p>
            <text:p><text:span text:style-name="T63"><text:s text:c="8"/></text:span><text:span text:style-name="T60">if </text:span><text:span text:style-name="T63">[ </text:span><text:span text:style-name="T60">$</text:span><text:span text:style-name="T63">j == ".bashrc" ]; </text:span><text:span text:style-name="T60">then</text:span></text:p>
            <text:p><text:span text:style-name="T63"><text:s text:c="16"/></text:span><text:span text:style-name="T60">echo </text:span><text:span text:style-name="T63">"Found!!!"</text:span></text:p>
            <text:p><text:span text:style-name="T63"><text:s text:c="16"/></text:span><text:span text:style-name="T60">exit </text:span><text:span text:style-name="T63">0</text:span></text:p>
            <text:p><text:span text:style-name="T63"><text:s text:c="8"/></text:span><text:span text:style-name="T60">fi</text:span></text:p>
            <text:p><text:span text:style-name="T60">don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3" presentation:class="page"/>
          <draw:frame presentation:style-name="pr10" draw:text-style-name="P11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presentation:style-name="pr7" draw:text-style-name="P23" draw:layer="layout" svg:width="28.749cm" svg:height="2.617cm" svg:x="1.599cm" svg:y="0.924cm" presentation:class="title">
          <draw:text-box>
            <text:p text:style-name="P2"><text:span text:style-name="T14">Scripting: Loops</text:span></text:p>
          </draw:text-box>
        </draw:frame>
        <draw:frame presentation:style-name="pr14" draw:text-style-name="P26" draw:layer="layout" svg:width="30cm" svg:height="14.884cm" svg:x="1cm" svg:y="4cm" presentation:class="outline" presentation:user-transformed="true">
          <draw:text-box>
            <text:p><text:span text:style-name="T62">factorial ()</text:span></text:p>
            <text:p><text:span text:style-name="T63">{</text:span></text:p>
            <text:p><text:span text:style-name="T63"><text:s text:c="4"/></text:span><text:span text:style-name="T63">local num=$1;</text:span></text:p>
            <text:p><text:span text:style-name="T63"><text:s text:c="4"/></text:span><text:span text:style-name="T63">if [ $num = 0 ]; then</text:span></text:p>
            <text:p><text:span text:style-name="T63"><text:s text:c="8"/></text:span><text:span text:style-name="T63">echo 1</text:span></text:p>
            <text:p><text:span text:style-name="T63"><text:s text:c="8"/></text:span><text:span text:style-name="T63">return ;</text:span></text:p>
            <text:p><text:span text:style-name="T63"><text:s text:c="4"/></text:span><text:span text:style-name="T63">fi;</text:span></text:p>
            <text:p><text:span text:style-name="T63"><text:s text:c="4"/></text:span><text:span text:style-name="T63">echo $(( $num * $(factorial $(( $num - 1 )) ) ))</text:span></text:p>
            <text:p><text:span text:style-name="T63">}</text:span></text:p>
            <text:p><text:span text:style-name="T63">for ((n = 0; n &lt;= 16; n++))</text:span></text:p>
            <text:p><text:span text:style-name="T63">do</text:span></text:p>
            <text:p><text:span text:style-name="T63"><text:s text:c="4"/></text:span><text:span text:style-name="T63">echo "$n! = " $(factorial $(($n)))</text:span></text:p>
            <text:p><text:span text:style-name="T63">done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4" presentation:class="page"/>
          <draw:frame presentation:style-name="pr10" draw:text-style-name="P11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draw:frame presentation:style-name="pr7" draw:text-style-name="P23" draw:layer="layout" svg:width="28.749cm" svg:height="2.617cm" svg:x="1.599cm" svg:y="0.924cm" presentation:class="title">
          <draw:text-box>
            <text:p text:style-name="P2"><text:span text:style-name="T14">Scripting: Functions</text:span></text:p>
          </draw:text-box>
        </draw:frame>
        <draw:frame presentation:style-name="pr15" draw:text-style-name="P28" draw:layer="layout" svg:width="31.385cm" svg:height="14.415cm" svg:x="0.5cm" svg:y="4cm" presentation:class="outline" presentation:user-transformed="true">
          <draw:text-box>
            <text:p><text:span text:style-name="T65">function </text:span><text:span text:style-name="T66">name { commands; } or </text:span></text:p>
            <text:p><text:span text:style-name="T67">name () { commands; }</text:span></text:p>
            <text:p text:style-name="P27"><text:span text:style-name="T68">#!/bin/bash</text:span></text:p>
            <text:p text:style-name="P27"><text:span text:style-name="T68">function </text:span><text:span text:style-name="T67">terminate_process </text:span></text:p>
            <text:p text:style-name="P27"><text:span text:style-name="T68">{</text:span></text:p>
            <text:p text:style-name="P27"><text:span text:style-name="T68"><text:s text:c="8"/></text:span><text:span text:style-name="T68">if [ `ps -All | grep $1 | wc -l` -eq </text:span><text:span text:style-name="T67">0</text:span><text:span text:style-name="T68"> ];</text:span></text:p>
            <text:p text:style-name="P27"><text:span text:style-name="T68"><text:s text:c="8"/></text:span><text:span text:style-name="T68">then</text:span></text:p>
            <text:p text:style-name="P27"><text:span text:style-name="T68"><text:s text:c="16"/></text:span><text:span text:style-name="T68">echo "</text:span><text:span text:style-name="T67">no </text:span><text:span text:style-name="T68">$1</text:span><text:span text:style-name="T67"> running...</text:span><text:span text:style-name="T68">"</text:span></text:p>
            <text:p text:style-name="P27"><text:span text:style-name="T68"><text:s text:c="8"/></text:span><text:span text:style-name="T68">else</text:span></text:p>
            <text:p text:style-name="P27"><text:span text:style-name="T68"><text:s text:c="16"/></text:span><text:span text:style-name="T67">user_id</text:span><text:span text:style-name="T68">=`whoami`</text:span></text:p>
            <text:p text:style-name="P27"><text:span text:style-name="T68"><text:s text:c="16"/></text:span><text:span text:style-name="T68">ps -eo pid,comm,user | grep $1 | grep $</text:span><text:span text:style-name="T67">user_id</text:span><text:span text:style-name="T68"> &gt; </text:span><text:span text:style-name="T67">file_name</text:span></text:p>
            <text:p text:style-name="P27"><text:span text:style-name="T68"><text:s text:c="16"/></text:span><text:span text:style-name="T67">pid</text:span><text:span text:style-name="T68">=`sed 's/\ .*//g' </text:span><text:span text:style-name="T67">file_name</text:span><text:span text:style-name="T68">`</text:span></text:p>
            <text:p text:style-name="P27"><text:span text:style-name="T68"><text:s text:c="16"/></text:span><text:span text:style-name="T68">kill -15 $</text:span><text:span text:style-name="T67">pid</text:span></text:p>
            <text:p text:style-name="P27"><text:span text:style-name="T68"><text:s text:c="16"/></text:span><text:span text:style-name="T68">rm -f </text:span><text:span text:style-name="T67">file_name</text:span></text:p>
            <text:p text:style-name="P27"><text:span text:style-name="T68"><text:s text:c="8"/></text:span><text:span text:style-name="T68">fi</text:span></text:p>
            <text:p text:style-name="P27"><text:span text:style-name="T68">}</text:span></text:p>
            <text:p text:style-name="P27"><text:span text:style-name="T67">terminate_process </text:span><text:span text:style-name="T68">$1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25" presentation:class="page"/>
          <draw:frame presentation:style-name="pr10" draw:text-style-name="P11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26" draw:style-name="dp1" draw:master-page-name="Title1" presentation:presentation-page-layout-name="AL1T0">
        <draw:frame presentation:style-name="pr16" draw:text-style-name="P3" draw:layer="layout" svg:width="22.4cm" svg:height="4.894cm" svg:x="5.08cm" svg:y="12.305cm" presentation:class="subtitle" presentation:user-transformed="true">
          <draw:text-box>
            <text:p><text:span text:style-name="T69">Instigate Training Center Foundation</text:span></text:p>
            <text:p><text:span text:style-name="T70">134/1 Tsarav Aghbyur Str, Yerevan, 0054, Armenia</text:span></text:p>
            <text:p text:style-name="P2"><text:span text:style-name="T71">+374.60.510710</text:span></text:p>
            <text:p text:style-name="P2"><text:span text:style-name="T72"/></text:p>
            <text:p text:style-name="P2"><text:span text:style-name="T3">ggg.instigate.training</text:span></text:p>
          </draw:text-box>
        </draw:frame>
        <presentation:notes draw:style-name="dp2">
          <draw:custom-shape draw:style-name="gr1" draw:text-style-name="P6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2" svg:font-family="StarSymbol, 'Arial Unicode MS'"/>
    <style:font-face style:name="MS Mincho2" svg:font-family="'MS Mincho', 'ＭＳ 明朝'" style:font-family-generic="roman"/>
    <style:font-face style:name="DejaVu Sans4" svg:font-family="'DejaVu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2" svg:font-family="'Courier New'" style:font-family-generic="modern" style:font-pitch="fixed"/>
    <style:font-face style:name="FreeMono1" svg:font-family="FreeMono" style:font-family-generic="modern" style:font-pitch="fixed"/>
    <style:font-face style:name="Albany AMT" svg:font-family="'Albany AMT'" style:font-pitch="variable"/>
    <style:font-face style:name="Arial2" svg:font-family="Arial" style:font-pitch="variable"/>
    <style:font-face style:name="Courier 10 Pitch" svg:font-family="'Courier 10 Pitch'" style:font-pitch="variable"/>
    <style:font-face style:name="Courier New3" svg:font-family="'Courier New'" style:font-pitch="variable"/>
    <style:font-face style:name="DejaVu Sans7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S Mincho" svg:font-family="'MS Mincho', 'ＭＳ 明朝'" style:font-pitch="variable"/>
    <style:font-face style:name="StarSymbol1" svg:font-family="StarSymbol, 'Arial Unicode MS'" style:font-pitch="variable"/>
    <style:font-face style:name="Symbol2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entury Gothic2" svg:font-family="'Century Gothic'" style:font-family-generic="modern" style:font-pitch="variable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DejaVu Sans8" svg:font-family="'DejaVu Sans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5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MS Mincho1" svg:font-family="'MS Mincho', 'ＭＳ 明朝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6" svg:font-family="'DejaVu Sans'" style:font-adornments="ExtraLight" style:font-family-generic="swiss" style:font-pitch="variable"/>
    <style:font-face style:name="DejaVu Sans9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3" fo:font-family="'DejaVu Sans'" style:font-family-generic="swiss" style:font-pitch="variable" fo:font-size="10pt" fo:language="en" fo:country="US" style:language-asian="en" style:country-asian="US" style:font-name-complex="DejaVu Sans3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Arial1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style:font-name="Arial1" fo:font-family="Arial" style:font-family-generic="swiss" style:font-pitch="variable" fo:font-size="11pt" fo:language="en" fo:country="US" fo:font-style="italic" style:language-asian="en" style:country-asian="US" style:font-name-complex="Arial1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name-asian="MS Mincho2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DejaVu Sans4" fo:font-family="'DejaVu Sans'" style:font-family-generic="swiss" fo:font-size="12pt" fo:language="en" fo:country="US" fo:font-weight="bold" style:language-asian="en" style:country-asian="US" style:font-name-complex="DejaVu Sans4" style:font-family-complex="'DejaVu Sans'" style:font-family-generic-complex="swiss" style:font-size-complex="12pt" style:font-style-complex="italic" style:font-weight-complex="bold"/>
    </style:style>
    <style:style style:name="Heading_20_1" style:display-name="Heading 1" style:family="graphic">
      <style:paragraph-properties fo:margin-left="0cm" fo:margin-right="0cm" fo:margin-top="0.441cm" fo:margin-bottom="0.351cm" fo:text-indent="0cm" style:text-autospace="none"/>
      <style:text-properties style:font-name="DejaVu Sans3" fo:font-family="'DejaVu Sans'" style:font-family-generic="swiss" style:font-pitch="variable" fo:font-size="14pt" fo:font-weight="bold" style:font-name-asian="DejaVu Sans3" style:font-family-asian="'DejaVu Sans'" style:font-family-generic-asian="swiss" style:font-pitch-asian="variable" style:font-size-asian="16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351cm" fo:margin-bottom="0.265cm" style:text-autospace="none"/>
      <style:text-properties style:font-name="DejaVu Sans3" fo:font-family="'DejaVu Sans'" style:font-family-generic="swiss" style:font-pitch="variable" fo:font-size="12pt" fo:font-style="normal" fo:font-weight="bold" style:font-name-asian="DejaVu Sans3" style:font-family-asian="'DejaVu Sans'" style:font-family-generic-asian="swiss" style:font-pitch-asian="variable" style:font-size-asian="14pt" style:font-style-asian="italic" style:font-weight-asian="normal" style:font-name-complex="DejaVu Sans3" style:font-family-complex="'DejaVu Sans'" style:font-family-generic-complex="swiss" style:font-pitch-complex="variable" style:font-style-complex="normal" style:font-weight-complex="bold"/>
    </style:style>
    <style:style style:name="Heading_20_3" style:display-name="Heading 3" style:family="graphic">
      <style:paragraph-properties fo:margin-top="0.265cm" fo:margin-bottom="0.178cm" style:text-autospace="none"/>
      <style:text-properties fo:color="#800000" style:font-name="DejaVu Sans3" fo:font-family="'DejaVu Sans'" style:font-family-generic="swiss" style:font-pitch="variable" fo:font-size="10pt" fo:font-style="normal" fo:font-weight="bold" style:font-name-asian="DejaVu Sans3" style:font-family-asian="'DejaVu Sans'" style:font-family-generic-asian="swiss" style:font-pitch-asian="variable" style:font-size-asian="14pt" style:font-style-asian="normal" style:font-weight-asian="bold" style:font-name-complex="DejaVu Sans3" style:font-family-complex="'DejaVu Sans'" style:font-family-generic-complex="swiss" style:font-pitch-complex="variable" style:font-style-complex="normal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1.5pt" fo:font-style="italic" fo:font-weight="bold" style:font-name-asian="DejaVu Sans3" style:font-family-asian="'DejaVu Sans'" style:font-family-generic-asian="swiss" style:font-pitch-asian="variable" style:font-size-asian="11.5pt" style:font-style-asian="italic" style:font-weight-asian="bold" style:font-name-complex="DejaVu Sans3" style:font-family-complex="'DejaVu Sans'" style:font-family-generic-complex="swiss" style:font-pitch-complex="variable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1.5pt" fo:font-weight="bold" style:font-name-asian="DejaVu Sans3" style:font-family-asian="'DejaVu Sans'" style:font-family-generic-asian="swiss" style:font-pitch-asian="variable" style:font-size-asian="11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 style:font-name-complex="StarSymbol2" style:font-family-complex="StarSymbol, 'Arial Unicode MS'"/>
    </style:style>
    <style:style style:name="Frame_20_contents" style:display-name="Frame contents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Endnote" style:family="graphic">
      <style:paragraph-properties style:text-autospace="none"/>
      <style:text-properties fo:font-size="10pt" style:font-size-asian="10pt" style:font-size-complex="10pt"/>
    </style:style>
    <style:style style:name="Illustration" style:family="graphic">
      <style:paragraph-properties fo:margin-top="0.374cm" fo:margin-bottom="0.374cm" style:text-autospace="non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graphic">
      <style:paragraph-properties style:text-autospace="none"/>
      <style:text-properties fo:font-size="10pt" style:font-size-asian="10pt" style:font-size-complex="10pt"/>
    </style:style>
    <style:style style:name="Footer" style:family="graphic">
      <style:paragraph-properties fo:margin-left="0cm" fo:margin-right="0cm" fo:margin-top="0cm" fo:margin-bottom="0cm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Header" style:family="graphic">
      <style:paragraph-properties fo:margin-top="0cm" fo:margin-bottom="0cm" style:line-height-at-least="0.31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List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Drawi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Standard_20__28_Web_29_" style:display-name="Standard (Web)" style:family="graphic">
      <style:paragraph-properties fo:margin-top="0.871cm" fo:margin-bottom="0.871cm" style:text-autospace="none"/>
      <style:text-properties fo:language="en" fo:country="US"/>
    </style:style>
    <style:style style:name="Text_20_body_20_numbering" style:display-name="Text body numbering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Text_20_body_20_reference_20_numbering" style:display-name="Text body reference numbering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DejaVu Sans3" fo:font-family="'DejaVu Sans'" style:font-family-generic="swiss" style:font-pitch="variable" fo:font-size="10.5pt" fo:font-weight="bold" style:font-name-asian="DejaVu Sans3" style:font-family-asian="'DejaVu Sans'" style:font-family-generic-asian="swiss" style:font-pitch-asian="variable" style:font-size-asian="10.5pt" style:font-weight-asian="bold" style:font-name-complex="DejaVu Sans3" style:font-family-complex="'DejaVu Sans'" style:font-family-generic-complex="swiss" style:font-pitch-complex="variable" style:font-weight-complex="bold"/>
    </style:style>
    <style:style style:name="Header_20_left" style:display-name="Header left" style:family="graphic">
      <style:paragraph-properties style:text-autospace="none">
        <style:tab-stops>
          <style:tab-stop style:position="15.873cm" style:type="center"/>
          <style:tab-stop style:position="31.748cm" style:type="right"/>
        </style:tab-stops>
      </style:paragraph-properties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</style:style>
    <style:style style:name="Index" style:family="graphic">
      <style:paragraph-properties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line-through-type="none" style:text-position="0% 100%" style:font-name="DejaVu Sans6" fo:font-family="'DejaVu Sans'" style:font-style-name="ExtraLight" style:font-family-generic="swiss" style:font-pitch="variable" fo:font-size="12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4cm" fo:margin-bottom="0.21cm" fo:line-height="100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DejaVu Sans3" fo:font-family="'DejaVu Sans'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100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3" fo:font-family="'DejaVu Sans'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DejaVu Sans6" fo:font-family="'DejaVu Sans'" style:font-style-name="ExtraLight" style:font-family-generic="swiss" style:font-pitch="variable" fo:font-size="32pt" fo:font-style="normal" fo:text-shadow="none" style:text-underline-style="none" fo:font-weight="bold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style:font-name="Wingdings2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2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fo:margin-left="0cm" fo:margin-right="0cm" fo:text-align="justify" fo:text-indent="0cm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/>
    </style:style>
    <style:style style:name="MP13" style:family="paragraph">
      <style:paragraph-properties fo:margin-left="0cm" fo:margin-right="0cm" fo:line-height="100%" fo:text-indent="0cm" style:punctuation-wrap="hanging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D3122A154EA1D479.jpg" xlink:type="simple" xlink:show="embed" xlink:actuate="onLoad">
          <text:p/>
        </draw:image>
      </draw:frame>
      <draw:frame presentation:style-name="Default-outline1" draw:layer="backgroundobjects" svg:width="28.773cm" svg:height="11.599cm" svg:x="1.499cm" svg:y="3.86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7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8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0" draw:layer="backgroundobjects" svg:width="10.106cm" svg:height="0.719cm" svg:x="3.81cm" svg:y="18.966cm">
        <draw:text-box>
          <text:p text:style-name="MP9">© Instigate Training Center Foundation</text:p>
        </draw:text-box>
      </draw:frame>
      <presentation:notes style:page-layout-name="PM0">
        <draw:rect draw:style-name="Mgr5" draw:text-style-name="MP11" draw:layer="backgroundobjects" svg:width="20.32cm" svg:height="26.67cm" svg:x="0cm" svg:y="0cm">
          <text:p/>
        </draw:rect>
        <draw:custom-shape draw:style-name="Mgr6" draw:text-style-name="MP12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8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10.128cm" svg:height="0.713cm" svg:x="1.06cm" svg:y="19.092cm">
        <text:p text:style-name="MP13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599cm" svg:x="8.063cm" svg:y="12.2cm" presentation:class="outline" presentation:placeholder="true">
        <draw:text-box/>
      </draw:frame>
      <draw:frame draw:style-name="Mgr8" draw:text-style-name="MP15" draw:layer="backgroundobjects" svg:width="32.033cm" svg:height="10.994cm" svg:x="0cm" svg:y="0cm">
        <draw:image xlink:href="Pictures/100002010000078000000293E305F4EA5521E053.png" xlink:type="simple" xlink:show="embed" xlink:actuate="onLoad">
          <text:p/>
        </draw:image>
      </draw:frame>
      <presentation:notes style:page-layout-name="PM0">
        <draw:rect draw:style-name="Mgr5" draw:text-style-name="MP11" draw:layer="backgroundobjects" svg:width="20.32cm" svg:height="26.67cm" svg:x="0cm" svg:y="0cm">
          <text:p/>
        </draw:rect>
        <draw:custom-shape draw:style-name="Mgr6" draw:text-style-name="MP12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 LibreOffice_project/10m0$Build-2</meta:generator>
    <meta:initial-creator>Ruben Osipyan</meta:initial-creator>
    <meta:creation-date>2008-10-10T12:37:19</meta:creation-date>
    <dc:date>2018-04-13T14:29:26.025260107</dc:date>
    <meta:editing-cycles>398</meta:editing-cycles>
    <meta:editing-duration>P2DT16H24M1S</meta:editing-duration>
    <meta:keyword>ITC</meta:keyword>
    <meta:keyword>Instigate</meta:keyword>
    <meta:keyword>Training</meta:keyword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